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ef2" officeooo:paragraph-rsid="001beef2"/>
    </style:style>
    <style:style style:name="P2" style:family="paragraph" style:parent-style-name="Standard">
      <style:paragraph-properties style:line-height-at-least="0.503cm"/>
      <style:text-properties fo:color="#f6f6f4" loext:opacity="100%" style:font-name="Droid Sans Mono" fo:font-size="10.5pt" fo:font-weight="normal" fo:background-color="#282a36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f6f6f4" loext:opacity="100%" style:font-name="Droid Sans Mono" fo:font-size="10.5pt" fo:font-weight="normal" fo:background-color="#282a36"/>
    </style:style>
    <style:style style:name="P4" style:family="paragraph" style:parent-style-name="Standard">
      <style:text-properties fo:color="#f6f6f4" loext:opacity="100%" style:font-name="Droid Sans Mono" fo:font-size="10.5pt" fo:font-weight="normal" officeooo:rsid="001beef2" officeooo:paragraph-rsid="001beef2" fo:background-color="#282a36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f286c4" loext:opacity="100%"/>
    </style:style>
    <style:style style:name="T2" style:family="text">
      <style:text-properties fo:color="#97e1f1" loext:opacity="100%"/>
    </style:style>
    <style:style style:name="T3" style:family="text">
      <style:text-properties fo:color="#97e1f1" loext:opacity="100%" fo:font-style="italic"/>
    </style:style>
    <style:style style:name="T4" style:family="text">
      <style:text-properties fo:color="#bf9eee" loext:opacity="100%"/>
    </style:style>
    <style:style style:name="T5" style:family="text">
      <style:text-properties fo:color="#bf9eee" loext:opacity="100%" fo:font-style="italic"/>
    </style:style>
    <style:style style:name="T6" style:family="text">
      <style:text-properties fo:color="#7b7f8b" loext:opacity="100%"/>
    </style:style>
    <style:style style:name="T7" style:family="text">
      <style:text-properties fo:color="#dee492" loext:opacity="100%"/>
    </style:style>
    <style:style style:name="T8" style:family="text">
      <style:text-properties fo:color="#e7ee98" loext:opacity="100%"/>
    </style:style>
    <style:style style:name="T9" style:family="text">
      <style:text-properties fo:color="#62e884" loext:opacity="100%"/>
    </style:style>
    <style:style style:name="T10" style:family="text">
      <style:text-properties fo:color="#ffb86c" loext:opacity="100%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dade – Validators</text:p>
      <text:p text:style-name="P1"/>
      <text:p text:style-name="P1">código Spring</text:p>
      <text:p text:style-name="P1"/>
      <text:p text:style-name="P1"/>
      <text:p text:style-name="P4"><text:span text:style-name="T1">import</text:span> jakarta.validation.<text:span text:style-name="T1">Constraint</text:span>;</text:p>
      <text:p text:style-name="P2"><text:span text:style-name="T1">import</text:span> jakarta.validation.<text:span text:style-name="T3">Payload</text:span>;</text:p>
      <text:p text:style-name="P2"><text:span text:style-name="T1">import</text:span> java.lang.annotation.<text:span text:style-name="T3">ElementType</text:span>;</text:p>
      <text:p text:style-name="P2"><text:span text:style-name="T1">import</text:span> java.lang.annotation.<text:span text:style-name="T1">Retention</text:span>;</text:p>
      <text:p text:style-name="P2"><text:span text:style-name="T1">import</text:span> java.lang.annotation.<text:span text:style-name="T3">RetentionPolicy</text:span>;</text:p>
      <text:p text:style-name="P2"><text:span text:style-name="T1">import</text:span> java.lang.annotation.<text:span text:style-name="T1">Target</text:span>;</text:p>
      <text:p text:style-name="P5"/>
      <text:p text:style-name="P2">@<text:span text:style-name="T1">Constraint</text:span>(<text:span text:style-name="T4">validatedBy</text:span> <text:span text:style-name="T1">=</text:span> <text:span text:style-name="T2">UFValidator</text:span>.class) <text:span text:style-name="T6">// Associa ao validador</text:span></text:p>
      <text:p text:style-name="P2">@<text:span text:style-name="T1">Target</text:span>({<text:span text:style-name="T3">ElementType</text:span>.FIELD}) <text:span text:style-name="T6">// Pode ser usada apenas em campos</text:span></text:p>
      <text:p text:style-name="P2">@<text:span text:style-name="T1">Retention</text:span>(<text:span text:style-name="T3">RetentionPolicy</text:span>.RUNTIME) <text:span text:style-name="T6">// Mantida em tempo de execução</text:span></text:p>
      <text:p text:style-name="P2"><text:span text:style-name="T1">public</text:span> @<text:span text:style-name="T1">interface</text:span> <text:span text:style-name="T1">ValidUF</text:span> {</text:p>
      <text:p text:style-name="P2"><text:span text:style-name="T2">String</text:span> <text:span text:style-name="T4">message</text:span>() <text:span text:style-name="T1">default</text:span> <text:span text:style-name="T7">"</text:span><text:span text:style-name="T8">UF inválida. Use uma sigla válida de estado brasileiro.</text:span><text:span text:style-name="T7">"</text:span>; <text:span text:style-name="T6">// Mensagem de erro</text:span></text:p>
      <text:p text:style-name="P2"><text:span text:style-name="T2">Class</text:span><text:span text:style-name="T1">&lt;?&gt;</text:span>[] <text:span text:style-name="T4">groups</text:span>() <text:span text:style-name="T1">default</text:span> {};</text:p>
      <text:p text:style-name="P2"><text:span text:style-name="T2">Class</text:span><text:span text:style-name="T1">&lt;?</text:span> extends <text:span text:style-name="T3">Payload</text:span><text:span text:style-name="T1">&gt;</text:span>[] <text:span text:style-name="T4">payload</text:span>() <text:span text:style-name="T1">default</text:span> {};</text:p>
      <text:p text:style-name="P2">}</text:p>
      <text:p text:style-name="P3"/>
      <text:p text:style-name="P3"><text:span text:style-name="T1">import</text:span> java.util.<text:span text:style-name="T3">Set</text:span>;</text:p>
      <text:p text:style-name="P6"/>
      <text:p text:style-name="P2"><text:span text:style-name="T1">import</text:span> jakarta.validation.<text:span text:style-name="T3">ConstraintValidator</text:span>;</text:p>
      <text:p text:style-name="P2"><text:span text:style-name="T1">import</text:span> jakarta.validation.<text:span text:style-name="T3">ConstraintValidatorContext</text:span>;</text:p>
      <text:p text:style-name="P6"/>
      <text:p text:style-name="P2"><text:span text:style-name="T1">public</text:span> <text:span text:style-name="T1">class</text:span> <text:span text:style-name="T2">UFValidator</text:span> <text:span text:style-name="T1">implements</text:span> <text:span text:style-name="T3">ConstraintValidator</text:span>&lt;<text:span text:style-name="T1">ValidUF</text:span>,<text:span text:style-name="T2">String</text:span>&gt; {</text:p>
      <text:p text:style-name="P6"/>
      <text:p text:style-name="P2"><text:span text:style-name="T1">private</text:span> <text:span text:style-name="T1">static</text:span> <text:span text:style-name="T1">final</text:span> <text:span text:style-name="T3">Set</text:span>&lt;<text:span text:style-name="T2">String</text:span>&gt; <text:span text:style-name="T4">ESTADOS_VALIDOS</text:span> <text:span text:style-name="T1">=</text:span> <text:span text:style-name="T3">Set</text:span>.<text:span text:style-name="T9">of</text:span>(</text:p>
      <text:p text:style-name="P2"><text:span text:style-name="T7">"</text:span><text:span text:style-name="T8">AC</text:span><text:span text:style-name="T7">"</text:span>, <text:span text:style-name="T7">"</text:span><text:span text:style-name="T8">AL</text:span><text:span text:style-name="T7">"</text:span>, <text:span text:style-name="T7">"</text:span><text:span text:style-name="T8">AM</text:span><text:span text:style-name="T7">"</text:span>, <text:span text:style-name="T7">"</text:span><text:span text:style-name="T8">AP</text:span><text:span text:style-name="T7">"</text:span>, <text:span text:style-name="T7">"</text:span><text:span text:style-name="T8">BA</text:span><text:span text:style-name="T7">"</text:span>, <text:span text:style-name="T7">"</text:span><text:span text:style-name="T8">CE</text:span><text:span text:style-name="T7">"</text:span>, <text:span text:style-name="T7">"</text:span><text:span text:style-name="T8">DF</text:span><text:span text:style-name="T7">"</text:span>, <text:span text:style-name="T7">"</text:span><text:span text:style-name="T8">ES</text:span><text:span text:style-name="T7">"</text:span>, <text:span text:style-name="T7">"</text:span><text:span text:style-name="T8">GO</text:span><text:span text:style-name="T7">"</text:span>, <text:span text:style-name="T7">"</text:span><text:span text:style-name="T8">MA</text:span><text:span text:style-name="T7">"</text:span>, </text:p>
      <text:p text:style-name="P2"><text:span text:style-name="T7">"</text:span><text:span text:style-name="T8">MG</text:span><text:span text:style-name="T7">"</text:span>, <text:span text:style-name="T7">"</text:span><text:span text:style-name="T8">MS</text:span><text:span text:style-name="T7">"</text:span>, <text:span text:style-name="T7">"</text:span><text:span text:style-name="T8">MT</text:span><text:span text:style-name="T7">"</text:span>, <text:span text:style-name="T7">"</text:span><text:span text:style-name="T8">PA</text:span><text:span text:style-name="T7">"</text:span>, <text:span text:style-name="T7">"</text:span><text:span text:style-name="T8">PB</text:span><text:span text:style-name="T7">"</text:span>, <text:span text:style-name="T7">"</text:span><text:span text:style-name="T8">PE</text:span><text:span text:style-name="T7">"</text:span>, <text:span text:style-name="T7">"</text:span><text:span text:style-name="T8">PI</text:span><text:span text:style-name="T7">"</text:span>, <text:span text:style-name="T7">"</text:span><text:span text:style-name="T8">PR</text:span><text:span text:style-name="T7">"</text:span>, <text:span text:style-name="T7">"</text:span><text:span text:style-name="T8">RJ</text:span><text:span text:style-name="T7">"</text:span>, <text:span text:style-name="T7">"</text:span><text:span text:style-name="T8">RN</text:span><text:span text:style-name="T7">"</text:span>, </text:p>
      <text:p text:style-name="P2"><text:span text:style-name="T7">"</text:span><text:span text:style-name="T8">RO</text:span><text:span text:style-name="T7">"</text:span>, <text:span text:style-name="T7">"</text:span><text:span text:style-name="T8">RR</text:span><text:span text:style-name="T7">"</text:span>, <text:span text:style-name="T7">"</text:span><text:span text:style-name="T8">RS</text:span><text:span text:style-name="T7">"</text:span>, <text:span text:style-name="T7">"</text:span><text:span text:style-name="T8">SC</text:span><text:span text:style-name="T7">"</text:span>, <text:span text:style-name="T7">"</text:span><text:span text:style-name="T8">SE</text:span><text:span text:style-name="T7">"</text:span>, <text:span text:style-name="T7">"</text:span><text:span text:style-name="T8">SP</text:span><text:span text:style-name="T7">"</text:span>, <text:span text:style-name="T7">"</text:span><text:span text:style-name="T8">TO</text:span><text:span text:style-name="T7">"</text:span></text:p>
      <text:p text:style-name="P2">);</text:p>
      <text:p text:style-name="P6"/>
      <text:p text:style-name="P2">@<text:span text:style-name="T1">Override</text:span></text:p>
      <text:p text:style-name="P2"><text:span text:style-name="T1">public</text:span> <text:span text:style-name="T3">boolean</text:span> <text:span text:style-name="T9">isValid</text:span>(<text:span text:style-name="T2">String</text:span> <text:span text:style-name="T10">uf</text:span>, <text:span text:style-name="T3">ConstraintValidatorContext</text:span> <text:span text:style-name="T10">context</text:span>) {</text:p>
      <text:p text:style-name="P2"><text:span text:style-name="T1">if</text:span> (<text:span text:style-name="T10">uf</text:span> <text:span text:style-name="T1">==</text:span> <text:span text:style-name="T4">null</text:span>) {</text:p>
      <text:p text:style-name="P2"><text:span text:style-name="T1">return</text:span> <text:span text:style-name="T4">false</text:span>; <text:span text:style-name="T6">// Evita valores nulos</text:span></text:p>
      <text:p text:style-name="P2">}</text:p>
      <text:p text:style-name="P2"><text:span text:style-name="T1">return</text:span> <text:span text:style-name="T4">ESTADOS_VALIDOS</text:span>.<text:span text:style-name="T9">contains</text:span>(<text:span text:style-name="T10">uf</text:span>.<text:span text:style-name="T9">toUpperCase</text:span>()); <text:span text:style-name="T6">// Verifica se está na lista</text:span></text:p>
      <text:p text:style-name="P2">}</text:p>
      <text:p text:style-name="P6"/>
      <text:p text:style-name="P2">}</text:p>
      <text:p text:style-name="P2"/>
      <text:p text:style-name="P3"/>
      <text:p text:style-name="P3"/>
      <text:p text:style-name="P3"><text:soft-page-break/><text:span text:style-name="T1">import</text:span> jakarta.validation.<text:span text:style-name="T1">Constraint</text:span>;</text:p>
      <text:p text:style-name="P2"><text:span text:style-name="T1">import</text:span> jakarta.validation.<text:span text:style-name="T3">Payload</text:span>;</text:p>
      <text:p text:style-name="P2"><text:span text:style-name="T1">import</text:span> java.lang.annotation.<text:span text:style-name="T5">*</text:span>;</text:p>
      <text:p text:style-name="P6"/>
      <text:p text:style-name="P2">@<text:span text:style-name="T1">Documented</text:span></text:p>
      <text:p text:style-name="P2">@<text:span text:style-name="T1">Constraint</text:span>(<text:span text:style-name="T4">validatedBy</text:span> <text:span text:style-name="T1">=</text:span> <text:span text:style-name="T2">UniqueCidadeValidator</text:span>.class)</text:p>
      <text:p text:style-name="P2">@<text:span text:style-name="T1">Target</text:span>({<text:span text:style-name="T3">ElementType</text:span>.TYPE}) <text:span text:style-name="T6">// Aplica-se à classe DTO, não a um campo específico</text:span></text:p>
      <text:p text:style-name="P2">@<text:span text:style-name="T1">Retention</text:span>(<text:span text:style-name="T3">RetentionPolicy</text:span>.RUNTIME)</text:p>
      <text:p text:style-name="P2"><text:span text:style-name="T1">public</text:span> @<text:span text:style-name="T1">interface</text:span> <text:span text:style-name="T1">UniqueCidade</text:span> {</text:p>
      <text:p text:style-name="P2"><text:span text:style-name="T2">String</text:span> <text:span text:style-name="T4">message</text:span>() <text:span text:style-name="T1">default</text:span> <text:span text:style-name="T7">"</text:span><text:span text:style-name="T8">Já existe uma cidade com este nome e UF.</text:span><text:span text:style-name="T7">"</text:span>;</text:p>
      <text:p text:style-name="P2"><text:span text:style-name="T2">Class</text:span><text:span text:style-name="T1">&lt;?&gt;</text:span>[] <text:span text:style-name="T4">groups</text:span>() <text:span text:style-name="T1">default</text:span> {};</text:p>
      <text:p text:style-name="P2"><text:span text:style-name="T2">Class</text:span><text:span text:style-name="T1">&lt;?</text:span> extends <text:span text:style-name="T3">Payload</text:span><text:span text:style-name="T1">&gt;</text:span>[] <text:span text:style-name="T4">payload</text:span>() <text:span text:style-name="T1">default</text:span> {}; </text:p>
      <text:p text:style-name="P2">}</text:p>
      <text:p text:style-name="P3"/>
      <text:p text:style-name="P3"><text:span text:style-name="T1">import</text:span> org.springframework.beans.factory.annotation.<text:span text:style-name="T1">Autowired</text:span>;</text:p>
      <text:p text:style-name="P2"><text:span text:style-name="T1">import</text:span> org.springframework.stereotype.<text:span text:style-name="T1">Component</text:span>;</text:p>
      <text:p text:style-name="P6"/>
      <text:p text:style-name="P2"><text:span text:style-name="T1">import</text:span> com.rossatti.spring_pjc_2025.cidade.dtos.request.<text:span text:style-name="T2">CidadeRequest</text:span>;</text:p>
      <text:p text:style-name="P2"><text:span text:style-name="T1">import</text:span> com.rossatti.spring_pjc_2025.cidade.repositories.<text:span text:style-name="T3">CidadeRepository</text:span>;</text:p>
      <text:p text:style-name="P6"/>
      <text:p text:style-name="P2"><text:span text:style-name="T1">import</text:span> jakarta.validation.<text:span text:style-name="T3">ConstraintValidator</text:span>;</text:p>
      <text:p text:style-name="P2"><text:span text:style-name="T1">import</text:span> jakarta.validation.<text:span text:style-name="T3">ConstraintValidatorContext</text:span>;</text:p>
      <text:p text:style-name="P2"><text:span text:style-name="T1">import</text:span> lombok.<text:span text:style-name="T1">RequiredArgsConstructor</text:span>;</text:p>
      <text:p text:style-name="P6"/>
      <text:p text:style-name="P2">@<text:span text:style-name="T1">Component</text:span></text:p>
      <text:p text:style-name="P2">@<text:span text:style-name="T1">RequiredArgsConstructor</text:span></text:p>
      <text:p text:style-name="P2"><text:span text:style-name="T1">public</text:span> <text:span text:style-name="T1">class</text:span> <text:span text:style-name="T2">UniqueCidadeValidator</text:span> <text:span text:style-name="T1">implements</text:span> <text:span text:style-name="T3">ConstraintValidator</text:span>&lt;<text:span text:style-name="T1">UniqueCidade</text:span>,<text:span text:style-name="T2">CidadeRequest</text:span>&gt; {</text:p>
      <text:p text:style-name="P6"/>
      <text:p text:style-name="P2">@<text:span text:style-name="T1">Autowired</text:span></text:p>
      <text:p text:style-name="P2"><text:span text:style-name="T1">private</text:span> <text:span text:style-name="T3">CidadeRepository</text:span> cidadeRepository;</text:p>
      <text:p text:style-name="P6"/>
      <text:p text:style-name="P2">@<text:span text:style-name="T1">Override</text:span></text:p>
      <text:p text:style-name="P2"><text:span text:style-name="T1">public</text:span> <text:span text:style-name="T3">boolean</text:span> <text:span text:style-name="T9">isValid</text:span>(<text:span text:style-name="T2">CidadeRequest</text:span> <text:span text:style-name="T10">request</text:span>, <text:span text:style-name="T3">ConstraintValidatorContext</text:span> <text:span text:style-name="T10">context</text:span>) {</text:p>
      <text:p text:style-name="P2"><text:span text:style-name="T1">if</text:span> (<text:span text:style-name="T10">request</text:span> <text:span text:style-name="T1">==</text:span> <text:span text:style-name="T4">null</text:span>) {</text:p>
      <text:p text:style-name="P2"><text:span text:style-name="T1">return</text:span> <text:span text:style-name="T4">true</text:span>; <text:span text:style-name="T6">// Não valida objetos nulos</text:span></text:p>
      <text:p text:style-name="P2">}</text:p>
      <text:p text:style-name="P2"><text:span text:style-name="T1">return</text:span> <text:span text:style-name="T1">!</text:span>cidadeRepository.<text:span text:style-name="T9">existsByNomeAndUf</text:span>(<text:span text:style-name="T10">request</text:span>.<text:span text:style-name="T9">getNome</text:span>(), <text:span text:style-name="T10">request</text:span>.<text:span text:style-name="T9">getUf</text:span>());</text:p>
      <text:p text:style-name="P2">}</text:p>
      <text:p text:style-name="P2">}</text:p>
      <text:p text:style-name="P2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6:56:35.168077207</meta:creation-date>
    <dc:date>2025-04-08T17:04:19.252121223</dc:date>
    <meta:editing-duration>PT7M45S</meta:editing-duration>
    <meta:editing-cycles>1</meta:editing-cycles>
    <meta:document-statistic meta:table-count="0" meta:image-count="0" meta:object-count="0" meta:page-count="2" meta:paragraph-count="65" meta:word-count="247" meta:character-count="2565" meta:non-whitespace-character-count="2379"/>
    <meta:generator>LibreOffice/7.3.7.2$Linux_X86_64 LibreOffice_project/30$Build-2</meta:generator>
  </office:meta>
</office:document-meta>
</file>